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api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3 CP</text:p>
          </table:table-cell>
          <table:table-cell table:style-name="ce1" office:value-type="string" calcext:value-type="string">
            <text:p>5 DP</text:p>
          </table:table-cell>
          <table:table-cell table:style-name="ce1" office:value-type="string" calcext:value-type="string">
            <text:p>7 EP</text:p>
          </table:table-cell>
          <table:table-cell table:number-columns-repeated="3" table:style-name="ce1" office:value-type="string" calcext:value-type="string">
            <text:p>9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3 C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EP</text:p>
          </table:table-cell>
          <table:table-cell table:number-columns-repeated="3" table:style-name="ce1" office:value-type="string" calcext:value-type="string">
            <text:p>9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3 C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DP</text:p>
          </table:table-cell>
          <table:table-cell table:number-columns-repeated="3" table:style-name="ce1" office:value-type="string" calcext:value-type="string">
            <text:p>9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3 C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DP</text:p>
          </table:table-cell>
          <table:table-cell table:number-columns-repeated="3" table:style-name="ce1" office:value-type="string" calcext:value-type="string">
            <text:p>9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3 C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DP</text:p>
          </table:table-cell>
          <table:table-cell table:number-columns-repeated="3"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CP</text:p>
          </table:table-cell>
          <table:table-cell table:number-columns-repeated="3"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CP</text:p>
          </table:table-cell>
          <table:table-cell table:number-columns-repeated="3"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3"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3"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2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3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3"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3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3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BP</text:p>
          </table:table-cell>
          <table:table-cell table:number-columns-repeated="3"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1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BP</text:p>
          </table:table-cell>
          <table:table-cell table:number-columns-repeated="3"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1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BP</text:p>
          </table:table-cell>
          <table:table-cell table:number-columns-repeated="3"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number-columns-repeated="3"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number-columns-repeated="3"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number-columns-repeated="3"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BP</text:p>
          </table:table-cell>
          <table:table-cell table:number-columns-repeated="3"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number-columns-repeated="3"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number-columns-repeated="3"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number-columns-repeated="3"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3"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3" table:style-name="ce1" office:value-type="string" calcext:value-type="string">
            <text:p>11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number-columns-repeated="3"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number-columns-repeated="3"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number-columns-repeated="3"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S</text:p>
          </table:table-cell>
          <table:table-cell table:number-columns-repeated="3"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number-columns-repeated="3" table:style-name="ce1" office:value-type="string" calcext:value-type="string">
            <text:p>10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K</text:p>
          </table:table-cell>
          <table:table-cell table:number-columns-repeated="3"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number-columns-repeated="3"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number-columns-repeated="3"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number-columns-repeated="3"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0 DS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P</text:p>
          </table:table-cell>
          <table:table-cell table:number-columns-repeated="3"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P</text:p>
          </table:table-cell>
          <table:table-cell table:number-columns-repeated="3"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S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S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S</text:p>
          </table:table-cell>
          <table:table-cell table:number-columns-repeated="2"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3 D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number-columns-repeated="2" table:style-name="ce1" office:value-type="string" calcext:value-type="string">
            <text:p>13 D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number-columns-repeated="2"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number-columns-repeated="2"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P</text:p>
          </table:table-cell>
          <table:table-cell table:number-columns-repeated="2"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A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49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9:19:04.49912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8T19:29:28.758478783</dc:date>
    <meta:editing-duration>PT3M8S</meta:editing-duration>
    <meta:editing-cycles>6</meta:editing-cycles>
    <meta:generator>LibreOffice/4.2.8.2$Linux_X86_64 LibreOffice_project/420m0$Build-2</meta:generator>
    <meta:document-statistic meta:table-count="1" meta:cell-count="2100" meta:object-count="0"/>
  </office:meta>
</office:document-meta>
</file>